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zxx" fo:country="none" officeooo:rsid="000a94ff" officeooo:paragraph-rsid="000a94ff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e16f0" officeooo:paragraph-rsid="000e16f0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zxx" fo:country="none" officeooo:rsid="001e8dfc" officeooo:paragraph-rsid="0021855c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rsid="002b9b28" officeooo:paragraph-rsid="002b9b28" style:language-asian="zxx" style:country-asian="none" style:language-complex="zxx" style:country-complex="none"/>
    </style:style>
    <style:style style:name="T1" style:family="text">
      <style:text-properties officeooo:rsid="000ac0c7"/>
    </style:style>
    <style:style style:name="T2" style:family="text">
      <style:text-properties officeooo:rsid="00115f5f"/>
    </style:style>
    <style:style style:name="T3" style:family="text">
      <style:text-properties officeooo:rsid="0011ca7e"/>
    </style:style>
    <style:style style:name="T4" style:family="text">
      <style:text-properties officeooo:rsid="002d83dd"/>
    </style:style>
    <style:style style:name="T5" style:family="text">
      <style:text-properties fo:font-weight="bold" officeooo:rsid="0032618a" style:font-weight-asian="bold" style:font-weight-complex="bold"/>
    </style:style>
    <style:style style:name="T6" style:family="text">
      <style:text-properties fo:font-weight="bold" officeooo:rsid="003508f0" style:font-weight-asian="bold" style:font-weight-complex="bold"/>
    </style:style>
    <style:style style:name="T7" style:family="text">
      <style:text-properties fo:font-weight="bold" officeooo:rsid="0039d43e" style:font-weight-asian="bold" style:font-weight-complex="bold"/>
    </style:style>
    <style:style style:name="T8" style:family="text">
      <style:text-properties fo:font-weight="normal" officeooo:rsid="003508f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8297893588871897" text:style-name="L1">
        <text:list-item>
          <text:p text:style-name="P1">Af því að <text:span text:style-name="T1">það ætti bara að vera til eitt ID, og forritið þarf bara að leita að einum hlut.</text:span></text:p>
        </text:list-item>
        <text:list-item>
          <text:p text:style-name="P2">Finnur <text:span text:style-name="T3">og velur</text:span> öll <text:span text:style-name="T2">eins CSS element. </text:span><text:span text:style-name="T7">Sjá "daemi2.html"</text:span></text:p>
        </text:list-item>
        <text:list-item>
          <text:p text:style-name="P3"><text:span text:style-name="T5">Sjá "daemi3.js"</text:span></text:p>
        </text:list-item>
        <text:list-item>
          <text:p text:style-name="P4">Það finnur <text:span text:style-name="T4">öll element sem eru með eitthvað sérstakt tag. </text:span><text:span text:style-name="T6">Sjá "daemi4.html"</text:span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20:27.963000000</meta:creation-date>
    <dc:date>2017-09-28T11:09:13.505000000</dc:date>
    <meta:editing-duration>PT1H27M36S</meta:editing-duration>
    <meta:editing-cycles>24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5" meta:word-count="48" meta:character-count="245" meta:non-whitespace-character-count="206"/>
  </office:meta>
</office:document-meta>
</file>